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position="0% 100%"/>
    </style:style>
    <style:style style:name="P3" style:family="paragraph" style:parent-style-name="Standard">
      <style:text-properties style:text-position="0% 100%" fo:font-weight="bold" style:font-weight-asian="bold" style:font-weight-complex="bold"/>
    </style:style>
    <style:style style:name="P4" style:family="paragraph" style:parent-style-name="Standard">
      <style:text-properties style:text-position="sub 58%"/>
    </style:style>
    <style:style style:name="P5" style:family="paragraph" style:parent-style-name="Standard" style:list-style-name="L1"/>
    <style:style style:name="P6" style:family="paragraph" style:parent-style-name="Standard">
      <style:text-properties style:text-position="0% 100%"/>
    </style:style>
    <style:style style:name="P7" style:family="paragraph" style:parent-style-name="Standard" style:list-style-name="L1">
      <style:text-properties style:text-position="0% 100%"/>
    </style:style>
    <style:style style:name="P8" style:family="paragraph" style:parent-style-name="Standard" style:list-style-name="L2">
      <style:text-properties style:text-position="0% 100%"/>
    </style:style>
    <style:style style:name="P9" style:family="paragraph" style:parent-style-name="Standard" style:list-style-name="L3">
      <style:text-properties style:text-position="0% 100%"/>
    </style:style>
    <style:style style:name="P10" style:family="paragraph" style:parent-style-name="Standard" style:list-style-name="L4">
      <style:text-properties style:text-position="0% 100%"/>
    </style:style>
    <style:style style:name="P11" style:family="paragraph" style:parent-style-name="Standard" style:list-style-name="L2"/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plete Bipartite graph</text:p>
      <text:p text:style-name="Standard">A graph is a special bipartite graph whose vertices can be divided into 2 sets and that there is an edge from each vertex in one set to all other vertices in the other set. Such a graph is represented by K<text:span text:style-name="T1">m, n</text:span><text:span text:style-name="T3"> where m and n represent the number of vertices in the 2 set. Consequently it has m+n vertices and mn edges</text:span></text:p>
      <text:p text:style-name="Standard">Example – K<text:span text:style-name="T1">3, 3</text:span><text:span text:style-name="T3">, Kuratowaski's second non-planar graph</text:span></text:p>
      <text:p text:style-name="P2"/>
      <text:p text:style-name="P3">Number of cycles of length 4 that are present in the complete bipartite graph, K<text:span text:style-name="T1">n, n</text:span></text:p>
      <text:list xml:id="list1587287491" text:style-name="L1">
        <text:list-item>
          <text:p text:style-name="P7">A cycle of length 4 requires 4 vertices. </text:p>
        </text:list-item>
        <text:list-item>
          <text:p text:style-name="P5"><text:span text:style-name="T3">Also a cycles of length 4 have 2 vertices in one set and the other 2 vertices in the other set of K</text:span><text:span text:style-name="T1">n, n</text:span><text:span text:style-name="T3">.</text:span></text:p>
        </text:list-item>
        <text:list-item>
          <text:p text:style-name="P5"><text:span text:style-name="T3">If we consider any 2 vertices in one set and 2 vertices in the other set of K</text:span><text:span text:style-name="T1">n, n</text:span><text:span text:style-name="T3">, only a single cycle can be formed.</text:span></text:p>
          <text:list>
            <text:list-item>
              <text:p text:style-name="P5"><text:span text:style-name="T3">Consider A, B and C, D to be the vertices of the two sets of K</text:span><text:span text:style-name="T1">n,n</text:span><text:span text:style-name="T3"> respectively. By definition of a complete bipartite graph, edge AB and CD cannot exist. Further all vertices, A, B, C and D, have a degree of two as they form a cycle. That leaves us with the unique cycle ACBD.(Draw it out)</text:span></text:p>
            </text:list-item>
          </text:list>
        </text:list-item>
        <text:list-item>
          <text:p text:style-name="P5"><text:span text:style-name="T3">Thus the number of cycles of length 4 = Number of ways of choosing 4 vertices, 2 from each set of K</text:span><text:span text:style-name="T1">n,n</text:span><text:span text:style-name="T3"> = </text:span><text:span text:style-name="T5">n</text:span><text:span text:style-name="T3">C</text:span><text:span text:style-name="T1">2 </text:span><text:span text:style-name="T3">* <text:s/></text:span><text:span text:style-name="T5">n</text:span><text:span text:style-name="T3">C</text:span><text:span text:style-name="T1">2</text:span></text:p>
        </text:list-item>
      </text:list>
      <text:p text:style-name="P4"/>
      <text:p text:style-name="P3">Maximum possible height of a BFS tree w.r.t. a complete bipartite graph, K<text:span text:style-name="T1">m,n</text:span></text:p>
      <text:p text:style-name="P2">When we start with any vertex v in one set, say S<text:span text:style-name="T1">1</text:span>, of K<text:span text:style-name="T1">m,n</text:span> we immediately reach the m or n vertices in the other set, say S<text:span text:style-name="T1">2</text:span>, making the height of the tree 1. In the next iteration we start with a vertex w in S<text:span text:style-name="T1">2</text:span> and reach the remaining m-1 or n-1 vertices in S<text:span text:style-name="T1">1</text:span>, thereby completing the BFS traversal and getting a tree of height 2</text:p>
      <text:p text:style-name="P2"/>
      <text:p text:style-name="P3">Maximum number of edges of graph with chromatic number N and N*x vertices</text:p>
      <text:list xml:id="list1622862515" text:style-name="L2">
        <text:list-item>
          <text:p text:style-name="P8">Such a graph can be seen as a N-partite graph. If an N-partite graph with Nx vertices is to have maximum edges then each of the N sets has x vertices and the graph is a complete N-partite graph.</text:p>
        </text:list-item>
        <text:list-item>
          <text:p text:style-name="P11"><text:span text:style-name="T3">Each of the sets have x</text:span><text:span text:style-name="T5">2</text:span><text:span text:style-name="T3"> edges between then and there are </text:span><text:span text:style-name="T5">N</text:span><text:span text:style-name="T3">C</text:span><text:span text:style-name="T1">2</text:span><text:span text:style-name="T3"> </text:span><text:span text:style-name="T4">pair</text:span><text:span text:style-name="T3"> of sets. </text:span></text:p>
        </text:list-item>
        <text:list-item>
          <text:p text:style-name="P11"><text:span text:style-name="T3">Therefore the are </text:span><text:span text:style-name="T6">N</text:span><text:span text:style-name="T4">C</text:span><text:span text:style-name="T2">2</text:span><text:span text:style-name="T6"> </text:span><text:span text:style-name="T4">x</text:span><text:span text:style-name="T6">2</text:span><text:span text:style-name="T5"> </text:span><text:span text:style-name="T3">edges</text:span></text:p>
        </text:list-item>
      </text:list>
      <text:p text:style-name="P2"/>
      <text:p text:style-name="P2">A complete bipartite graph, K<text:span text:style-name="T1">m,n</text:span>, <text:s/>is hamiltonian is m = n</text:p>
      <text:p text:style-name="P2"/>
      <text:p text:style-name="P2">Minimum cover of a complete graph of n vertices is ceiling( <draw:frame draw:style-name="fr1" draw:name="Object1" text:anchor-type="as-char" svg:width="0.504cm" svg:height="0.998cm" draw:z-index="0"><draw:object xlink:href="./Object 1" xlink:type="simple" xlink:show="embed" xlink:actuate="onLoad"/><draw:image xlink:href="./ObjectReplacements/Object 1" xlink:type="simple" xlink:show="embed" xlink:actuate="onLoad"/></draw:frame>)</text:p>
      <text:p text:style-name="P3">To do</text:p>
      <text:list xml:id="list1305430633" text:style-name="L3">
        <text:list-item>
          <text:p text:style-name="P9">Properties of complete bipartite graphs - <text:a xlink:type="simple" xlink:href="http://en.wikipedia.org/wiki/Complete_bipartite_graph">http://en.wikipedia.org/wiki/Complete_bipartite_graph</text:a></text:p>
        </text:list-item>
        <text:list-item>
          <text:p text:style-name="P9">Number of hamiltonion cycles in a complete bipartite graph</text:p>
        </text:list-item>
      </text:list>
      <text:p text:style-name="P2"/>
      <text:p text:style-name="P2"/>
      <text:p text:style-name="P2">Gate papers</text:p>
      <text:list xml:id="list886579335" text:style-name="L4">
        <text:list-item>
          <text:p text:style-name="P10">TG – 2240 – 30, 7, 3</text:p>
        </text:list-item>
        <text:list-item>
          <text:p text:style-name="P10">TG – 2241 – 36</text:p>
        </text:list-item>
        <text:list-item>
          <text:p text:style-name="P10">TG – 2232 – 45</text:p>
        </text:list-item>
        <text:list-item>
          <text:p text:style-name="P10">TG – 2234 – 14, 3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4$Linux LibreOffice_project/340m1$Build-402</meta:generator>
    <dc:date>2012-02-09T11:37:34</dc:date>
    <dc:creator>Kempa </dc:creator>
    <meta:editing-duration>PT4H29M29S</meta:editing-duration>
    <meta:editing-cycles>19</meta:editing-cycles>
    <meta:document-statistic meta:table-count="0" meta:image-count="0" meta:object-count="1" meta:page-count="1" meta:paragraph-count="25" meta:word-count="469" meta:character-count="2294" meta:non-whitespace-character-count="1859"/>
  </office:meta>
</office:document-meta>
</file>

<file path=Object 1/content.xml><?xml version="1.0" encoding="utf-8"?>
<math xmlns="http://www.w3.org/1998/Math/MathML">
  <semantics>
    <mrow>
      <mfrac>
        <mi>n</mi>
        <mn>2</mn>
      </mfrac>
    </mrow>
    <annotation encoding="StarMath 5.0">n over 2</annotation>
  </semantics>
</math>
</file>